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6">
            <text:p>SUERC-3585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78.0">
            <text:p>878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7">
            <text:p>-0.4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3">
            <text:p>SUERC-32493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097.0">
            <text:p>109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6">
            <text:p>-0.16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2">
            <text:p>SUERC-39482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476.0">
            <text:p>476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3">
            <text:p>SUERC-39483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443.0">
            <text:p>44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4">
            <text:p>SUERC-3948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414.0">
            <text:p>414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7">
            <text:p>SUERC-3948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434.0">
            <text:p>1434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3">
            <text:p>-0.33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4">
            <text:p>SUERC-3584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83.0">
            <text:p>583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9">
            <text:p>-0.29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7">
            <text:p>SUERC-3584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10.0">
            <text:p>610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UBA-26500">
            <text:p>UBA-26500</text:p>
          </table:table-cell>
          <table:table-cell office:value-type="float" office:value="58.25">
            <text:p>58.25</text:p>
          </table:table-cell>
          <table:table-cell office:value-type="float" office:value="-5.18">
            <text:p>-5.18</text:p>
          </table:table-cell>
          <table:table-cell office:value-type="float" office:value="332.0">
            <text:p>332.0</text:p>
          </table:table-cell>
          <table:table-cell office:value-type="float" office:value="49.0">
            <text:p>49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85">
            <text:p>0.85</text:p>
          </table:table-cell>
          <table:table-cell office:value-type="float" office:value="1.21">
            <text:p>1.21</text:p>
          </table:table-cell>
          <table:table-cell office:value-type="float" office:value="1.21">
            <text:p>1.21</text:p>
          </table:table-cell>
          <table:table-cell office:value-type="string" office:value="HamiltonEtal2015,ShennanEtal2018">
            <text:p>HamiltonEtal2015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44998">
            <text:p>SUERC-44998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49.0">
            <text:p>549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9">
            <text:p>-0.29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44999">
            <text:p>SUERC-44999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59.0">
            <text:p>859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21">
            <text:p>SUERC-3582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32.0">
            <text:p>232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6">
            <text:p>-0.3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16">
            <text:p>SUERC-3581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64.0">
            <text:p>264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6">
            <text:p>-0.3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7">
            <text:p>SUERC-3585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53.0">
            <text:p>853.0</text:p>
          </table:table-cell>
          <table:table-cell office:value-type="float" office:value="19.0">
            <text:p>1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7">
            <text:p>-0.4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3514">
            <text:p>SUERC-3351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327.0">
            <text:p>32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45001">
            <text:p>SUERC-4500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347.0">
            <text:p>1347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8">
            <text:p>-0.18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4">
            <text:p>SUERC-3585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58.0">
            <text:p>658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4">
            <text:p>-0.3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8">
            <text:p>SUERC-32498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314.0">
            <text:p>1314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3">
            <text:p>-0.1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2">
            <text:p>SUERC-35852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92.0">
            <text:p>592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6">
            <text:p>SUERC-3584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14.0">
            <text:p>614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9">
            <text:p>-0.29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5">
            <text:p>SUERC-3584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81.0">
            <text:p>581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9">
            <text:p>-0.29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3515">
            <text:p>SUERC-3351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338.0">
            <text:p>338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3">
            <text:p>SUERC-35853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78.0">
            <text:p>678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4">
            <text:p>-0.3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5">
            <text:p>SUERC-3585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81.0">
            <text:p>681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4">
            <text:p>-0.3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17">
            <text:p>SUERC-3581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49.0">
            <text:p>249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6">
            <text:p>-0.3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45000">
            <text:p>SUERC-45000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80.0">
            <text:p>8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6">
            <text:p>-0.16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UBA-26501">
            <text:p>UBA-26501</text:p>
          </table:table-cell>
          <table:table-cell office:value-type="float" office:value="58.25">
            <text:p>58.25</text:p>
          </table:table-cell>
          <table:table-cell office:value-type="float" office:value="-5.18">
            <text:p>-5.18</text:p>
          </table:table-cell>
          <table:table-cell office:value-type="float" office:value="8887.0">
            <text:p>8887.0</text:p>
          </table:table-cell>
          <table:table-cell office:value-type="float" office:value="52.0">
            <text:p>52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HamiltonEtal2015,ShennanEtal2018">
            <text:p>HamiltonEtal2015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51">
            <text:p>SUERC-3585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86.0">
            <text:p>586.0</text:p>
          </table:table-cell>
          <table:table-cell office:value-type="float" office:value="22.0">
            <text:p>2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72">
            <text:p>SUERC-39472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03.0">
            <text:p>20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5">
            <text:p>-0.0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6">
            <text:p>SUERC-3249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46.0">
            <text:p>846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6">
            <text:p>-0.16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7">
            <text:p>SUERC-3249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176.0">
            <text:p>1176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3">
            <text:p>-0.0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35">
            <text:p>SUERC-3583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06.0">
            <text:p>606.0</text:p>
          </table:table-cell>
          <table:table-cell office:value-type="float" office:value="22.0">
            <text:p>2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8">
            <text:p>-0.28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37">
            <text:p>SUERC-3583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83.0">
            <text:p>683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4">
            <text:p>SUERC-3249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654.0">
            <text:p>1654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3">
            <text:p>-0.0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2495">
            <text:p>SUERC-3249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717.0">
            <text:p>1717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3">
            <text:p>-0.1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36">
            <text:p>SUERC-3583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62.0">
            <text:p>562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8">
            <text:p>-0.28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2">
            <text:p>SUERC-35842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83.0">
            <text:p>683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68">
            <text:p>SUERC-39468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87.0">
            <text:p>18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5">
            <text:p>-0.0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64">
            <text:p>SUERC-3946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91.0">
            <text:p>191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6">
            <text:p>-0.0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61">
            <text:p>SUERC-3586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865.0">
            <text:p>865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7">
            <text:p>-0.4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41">
            <text:p>SUERC-3584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664.0">
            <text:p>664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73">
            <text:p>SUERC-39473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66.0">
            <text:p>266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74">
            <text:p>SUERC-3947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300.0">
            <text:p>30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75">
            <text:p>SUERC-3947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57.0">
            <text:p>25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66">
            <text:p>SUERC-3946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97.0">
            <text:p>19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6">
            <text:p>-0.0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76">
            <text:p>SUERC-39476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63.0">
            <text:p>26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4">
            <text:p>0.04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5834">
            <text:p>SUERC-35834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595.0">
            <text:p>595.0</text:p>
          </table:table-cell>
          <table:table-cell office:value-type="float" office:value="21.0">
            <text:p>2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8">
            <text:p>-0.28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Beta-390107">
            <text:p>Beta-390107</text:p>
          </table:table-cell>
          <table:table-cell office:value-type="float" office:value="58.25">
            <text:p>58.25</text:p>
          </table:table-cell>
          <table:table-cell office:value-type="float" office:value="-5.18">
            <text:p>-5.18</text:p>
          </table:table-cell>
          <table:table-cell office:value-type="float" office:value="12670.0">
            <text:p>12670.0</text:p>
          </table:table-cell>
          <table:table-cell office:value-type="float" office:value="57.0">
            <text:p>57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HamiltonEtal2015,ShennanEtal2018">
            <text:p>HamiltonEtal2015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0">
            <text:p>SUERC-39480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33.0">
            <text:p>23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4">
            <text:p>0.04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81">
            <text:p>SUERC-39481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37.0">
            <text:p>23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4">
            <text:p>0.04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67">
            <text:p>SUERC-39467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162.0">
            <text:p>162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5">
            <text:p>-0.0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Assynt">
            <text:p>Assynt</text:p>
          </table:table-cell>
          <table:table-cell office:value-type="string" office:value="radiocarbon">
            <text:p>radiocarbon</text:p>
          </table:table-cell>
          <table:table-cell office:value-type="string" office:value="SUERC-39465">
            <text:p>SUERC-39465</text:p>
          </table:table-cell>
          <table:table-cell office:value-type="float" office:value="58.38">
            <text:p>58.38</text:p>
          </table:table-cell>
          <table:table-cell office:value-type="float" office:value="-5.04">
            <text:p>-5.04</text:p>
          </table:table-cell>
          <table:table-cell office:value-type="float" office:value="212.0">
            <text:p>212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6">
            <text:p>-0.0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